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tch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con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</meta:initial-creator>
    <meta:creation-date>2015-10-15T15:27:48.310798339</meta:creation-date>
    <dc:date>2015-10-15T15:40:52.882861117</dc:date>
    <dc:creator>Miklos </dc:creator>
    <meta:editing-duration>PT30S</meta:editing-duration>
    <meta:editing-cycles>2</meta:editing-cycles>
    <meta:generator>LibreOfficeDev/5.1.0.0.alpha1$Linux_X86_64 LibreOffice_project/5a6295308f5f9b1137eff5e33d1ffac416721ddf</meta:generator>
    <meta:document-statistic meta:object-count="29"/>
  </office:meta>
</office:document-meta>
</file>